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text:display="none"/>
    </style:style>
    <style:style style:name="T7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7f7f7f" fo:font-style="italic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7f7f7f" fo:font-style="italic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3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7f7f7f" fo:font-style="italic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righ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center" fo:margin-bottom="10.00p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8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18" style:family="paragraph">
      <style:paragraph-properties fo:line-height="100.00%" fo:text-align="center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24" style:family="paragraph">
      <style:paragraph-properties fo:line-height="100.00%" fo:text-align="center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27" style:family="paragraph">
      <style:paragraph-properties fo:line-height="100.00%" fo:text-align="center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30" style:family="paragraph">
      <style:paragraph-properties fo:line-height="100.00%" fo:text-align="center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33" style:family="paragraph">
      <style:paragraph-properties fo:line-height="100.00%" fo:text-align="center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36" style:family="paragraph">
      <style:paragraph-properties fo:line-height="100.00%" fo:text-align="center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39" style:family="paragraph">
      <style:paragraph-properties fo:line-height="100.00%" fo:text-align="center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42" style:family="paragraph">
      <style:paragraph-properties fo:line-height="100.00%" fo:text-align="center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45" style:family="paragraph">
      <style:paragraph-properties fo:line-height="100.00%" fo:text-align="center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48" style:family="paragraph">
      <style:paragraph-properties fo:line-height="100.00%" fo:text-align="center"/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51" style:family="paragraph">
      <style:paragraph-properties fo:line-height="115.00%" fo:text-align="center" fo:margin-bottom="10.00pt"/>
    </style:style>
    <style:style style:name="TableColumn0100" style:family="table-column">
      <style:table-column-properties style:column-width="2.262500in"/>
    </style:style>
    <style:style style:name="TableColumn0101" style:family="table-column">
      <style:table-column-properties style:column-width="4.387500in"/>
    </style:style>
    <style:style style:name="Table01" style:family="table">
      <style:table-properties style:width="6.650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8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9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</office:automatic-styles>
  <office:body>
    <office:text>
      <text:p text:style-name="P1"><draw:frame text:anchor-type="as-char" svg:width="59.94mm" svg:height="13.97mm" style:rel-width="scale" style:rel-height="scale"><draw:object-ole xlink:href="OleObj1"/><draw:image xlink:href="ObjectReplacements/OleObj1"/></draw:frame><text:span text:style-name="T2"/></text:p>
      <text:p text:style-name="P2"><text:span text:style-name="T3">Център за обучение по софтуерно тестване<text:tab/></text:span><text:span text:style-name="T4"><text:tab/><text:tab/><text:tab/><text:s text:c="4"/></text:span><text:span text:style-name="T5">Website:<text:s/></text:span><text:a xlink:href="http://skillo-bg.com/"><text:span text:style-name="T7">http://skillo-bg.com</text:span></text:a><text:span text:style-name="T8"/></text:p>
      <text:p text:style-name="P3"><text:span text:style-name="T8">Bug Template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10">Bug ID</text:span><text:span text:style-name="T11"/></text:p>
          </table:table-cell>
          <table:table-cell table:style-name="TableCell010001">
            <text:p text:style-name="P6"><text:span text:style-name="T12">0001</text:span><text:span text:style-name="T13"/></text:p>
          </table:table-cell>
        </table:table-row>
        <table:table-row table:style-name="TableRow0101">
          <table:table-cell table:style-name="TableCell010100">
            <text:p text:style-name="P9"><text:span text:style-name="T14">Name</text:span><text:span text:style-name="T15"/></text:p>
          </table:table-cell>
          <table:table-cell table:style-name="TableCell010101">
            <text:p text:style-name="P10"><text:span text:style-name="T16">when user go on<text:s/></text:span><text:a xlink:href="http://automationpractice.com"><text:span text:style-name="T17">http://automationpractice.com</text:span></text:a><text:span text:style-name="T18"><text:s/>and press banner with 30% sale , forwarding to<text:s/></text:span><text:a xlink:href="http://www.prestashop.com"><text:span text:style-name="T19">www.prestashop.com</text:span></text:a><text:span text:style-name="T20"/></text:p>
          </table:table-cell>
        </table:table-row>
        <table:table-row table:style-name="TableRow0102">
          <table:table-cell table:style-name="TableCell010200">
            <text:p text:style-name="P12"><text:span text:style-name="T21">Priority</text:span><text:span text:style-name="T22"/></text:p>
          </table:table-cell>
          <table:table-cell table:style-name="TableCell010201">
            <text:p text:style-name="P13"><text:span text:style-name="T23">p3</text:span><text:span text:style-name="T24"/></text:p>
          </table:table-cell>
        </table:table-row>
        <table:table-row table:style-name="TableRow0103">
          <table:table-cell table:style-name="TableCell010300">
            <text:p text:style-name="P15"><text:span text:style-name="T25">Severity</text:span><text:span text:style-name="T26"/></text:p>
          </table:table-cell>
          <table:table-cell table:style-name="TableCell010301">
            <text:p text:style-name="P16"><text:span text:style-name="T26"/></text:p>
          </table:table-cell>
        </table:table-row>
        <table:table-row table:style-name="TableRow0104">
          <table:table-cell table:style-name="TableCell010400">
            <text:p text:style-name="P18"><text:span text:style-name="T27">Description</text:span><text:span text:style-name="T28"/></text:p>
          </table:table-cell>
          <table:table-cell table:style-name="TableCell010401">
            <text:p text:style-name="P19"><text:span text:style-name="T28"/></text:p>
          </table:table-cell>
        </table:table-row>
        <table:table-row table:style-name="TableRow0105">
          <table:table-cell table:style-name="TableCell010500">
            <text:p text:style-name="P21"><text:span text:style-name="T29">Steps to reproduce</text:span><text:span text:style-name="T30"/></text:p>
          </table:table-cell>
          <table:table-cell table:style-name="TableCell010501">
            <text:p text:style-name="P22"><text:span text:style-name="T31">1.open<text:s/></text:span><text:a xlink:href="http://automationpractice.com"><text:span text:style-name="T32">http://automationpractice.com</text:span></text:a><text:span text:style-name="T33"/></text:p>
            <text:p text:style-name="P22"><text:span text:style-name="T33">2.clik on banner -25% sale</text:span></text:p>
            <text:p text:style-name="P22"><text:span text:style-name="T33">expected result. go to page with sales</text:span></text:p>
            <text:p text:style-name="P22"><text:span text:style-name="T33">actual result. go to prestashop.com</text:span></text:p>
            <text:p text:style-name="P22"><text:span text:style-name="T33"/></text:p>
            <text:p text:style-name="P22"><text:span text:style-name="T34"/></text:p>
          </table:table-cell>
        </table:table-row>
        <table:table-row table:style-name="TableRow0106">
          <table:table-cell table:style-name="TableCell010600">
            <text:p text:style-name="P24"><text:span text:style-name="T35">Attachment</text:span><text:span text:style-name="T36"/></text:p>
          </table:table-cell>
          <table:table-cell table:style-name="TableCell010601">
            <text:p text:style-name="P25"><text:span text:style-name="T36"/></text:p>
          </table:table-cell>
        </table:table-row>
        <table:table-row table:style-name="TableRow0107">
          <table:table-cell table:style-name="TableCell010700">
            <text:p text:style-name="P27"><text:span text:style-name="T37">Status</text:span><text:span text:style-name="T38"/></text:p>
          </table:table-cell>
          <table:table-cell table:style-name="TableCell010701">
            <text:p text:style-name="P28"><text:span text:style-name="T38"/></text:p>
          </table:table-cell>
        </table:table-row>
        <table:table-row table:style-name="TableRow0108">
          <table:table-cell table:style-name="TableCell010800">
            <text:p text:style-name="P30"><text:span text:style-name="T39">Component</text:span><text:span text:style-name="T40"/></text:p>
          </table:table-cell>
          <table:table-cell table:style-name="TableCell010801">
            <text:p text:style-name="P31"><text:span text:style-name="T40"/></text:p>
          </table:table-cell>
        </table:table-row>
        <table:table-row table:style-name="TableRow0109">
          <table:table-cell table:style-name="TableCell010900">
            <text:p text:style-name="P33"><text:span text:style-name="T41">Version/Build number (Found in)</text:span><text:span text:style-name="T42"/></text:p>
          </table:table-cell>
          <table:table-cell table:style-name="TableCell010901">
            <text:p text:style-name="P34"><text:span text:style-name="T42"/></text:p>
          </table:table-cell>
        </table:table-row>
        <table:table-row table:style-name="TableRow0110">
          <table:table-cell table:style-name="TableCell011000">
            <text:p text:style-name="P36"><text:span text:style-name="T43">Environment</text:span><text:span text:style-name="T44"/></text:p>
          </table:table-cell>
          <table:table-cell table:style-name="TableCell011001">
            <text:p text:style-name="P37"><text:span text:style-name="T45">win 7, brouser chrome</text:span><text:span text:style-name="T46"/></text:p>
          </table:table-cell>
        </table:table-row>
        <table:table-row table:style-name="TableRow0111">
          <table:table-cell table:style-name="TableCell011100">
            <text:p text:style-name="P39"><text:span text:style-name="T47">Comments</text:span><text:span text:style-name="T48"/></text:p>
          </table:table-cell>
          <table:table-cell table:style-name="TableCell011101">
            <text:p text:style-name="P40"><text:span text:style-name="T48"/></text:p>
          </table:table-cell>
        </table:table-row>
        <table:table-row table:style-name="TableRow0112">
          <table:table-cell table:style-name="TableCell011200">
            <text:p text:style-name="P42"><text:span text:style-name="T49">Date Created</text:span><text:span text:style-name="T50"/></text:p>
          </table:table-cell>
          <table:table-cell table:style-name="TableCell011201">
            <text:p text:style-name="P43"><text:span text:style-name="T51">14.02.19</text:span><text:span text:style-name="T52"/></text:p>
          </table:table-cell>
        </table:table-row>
        <table:table-row table:style-name="TableRow0113">
          <table:table-cell table:style-name="TableCell011300">
            <text:p text:style-name="P45"><text:span text:style-name="T53">Author</text:span><text:span text:style-name="T54"/></text:p>
          </table:table-cell>
          <table:table-cell table:style-name="TableCell011301">
            <text:p text:style-name="P46"><text:span text:style-name="T55">b.b.</text:span><text:span text:style-name="T56"/></text:p>
          </table:table-cell>
        </table:table-row>
        <table:table-row table:style-name="TableRow0114">
          <table:table-cell table:style-name="TableCell011400">
            <text:p text:style-name="P48"><text:span text:style-name="T57">Audit Log</text:span><text:span text:style-name="T58"/></text:p>
          </table:table-cell>
          <table:table-cell table:style-name="TableCell011401">
            <text:p text:style-name="P49"><text:span text:style-name="T59">History of the changes for this bug</text:span><text:span text:style-name="T60"/></text:p>
          </table:table-cell>
        </table:table-row>
      </table:table>
      <text:p text:style-name="P51"><text:span text:style-name="T6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